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image/png" manifest:full-path="Pictures/1000000000000182000000C35CB5B7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language="zxx" fo:country="none" style:language-asian="zxx" style:country-asian="none"/>
    </style:style>
    <style:style style:name="P5" style:family="paragraph" style:parent-style-name="Text_20_body">
      <style:paragraph-properties fo:margin-top="0in" fo:margin-bottom="0in"/>
    </style:style>
    <style:style style:name="P6" style:family="paragraph" style:parent-style-name="Standard">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text-properties fo:language="en" fo:country="GB" fo:font-weight="bold" style:font-weight-asian="bold"/>
    </style:style>
    <style:style style:name="P9" style:family="paragraph" style:parent-style-name="Standard">
      <style:paragraph-properties fo:text-align="justify" style:justify-single-word="false"/>
      <style:text-properties fo:language="en" fo:country="GB" fo:font-weight="bold" style:font-weight-asian="bold"/>
    </style:style>
    <style:style style:name="P10"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1" style:family="paragraph" style:parent-style-name="Standard">
      <style:paragraph-properties fo:text-align="center" style:justify-single-word="false"/>
      <style:text-properties fo:language="en" fo:country="GB"/>
    </style:style>
    <style:style style:name="P12" style:family="paragraph" style:parent-style-name="Standard">
      <style:paragraph-properties>
        <style:tab-stops>
          <style:tab-stop style:position="0.6772in"/>
        </style:tab-stops>
      </style:paragraph-properties>
      <style:text-properties fo:language="en" fo:country="GB"/>
    </style:style>
    <style:style style:name="P13" style:family="paragraph" style:parent-style-name="Standard">
      <style:paragraph-properties fo:text-align="center" style:justify-single-word="false"/>
      <style:text-properties fo:language="zxx" fo:country="none" style:language-asian="zxx" style:country-asian="none"/>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6" style:family="paragraph" style:parent-style-name="List_20_Paragraph">
      <style:text-properties fo:language="en" fo:country="GB"/>
    </style:style>
    <style:style style:name="P17" style:family="paragraph" style:parent-style-name="List_20_Paragraph">
      <style:paragraph-properties fo:text-align="center" style:justify-single-word="false"/>
      <style:text-properties fo:language="en" fo:country="GB"/>
    </style:style>
    <style:style style:name="P18" style:family="paragraph" style:parent-style-name="List_20_Paragraph">
      <style:paragraph-properties>
        <style:tab-stops>
          <style:tab-stop style:position="0.6772in"/>
        </style:tab-stops>
      </style:paragraph-properties>
      <style:text-properties fo:language="en" fo:country="GB"/>
    </style:style>
    <style:style style:name="P19" style:family="paragraph" style:parent-style-name="List_20_Paragraph">
      <style:text-properties fo:language="zxx" fo:country="none" style:language-asian="zxx" style:country-asian="none"/>
    </style:style>
    <style:style style:name="P20"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1" style:family="paragraph" style:parent-style-name="List_20_Paragraph">
      <style:text-properties fo:language="zxx" fo:country="none" fo:font-style="italic" style:language-asian="zxx" style:country-asian="none" style:font-style-asian="italic"/>
    </style:style>
    <style:style style:name="P22"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3"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4" style:family="paragraph" style:parent-style-name="Standard">
      <style:paragraph-properties fo:margin-left="0in" fo:margin-right="0in" fo:text-indent="0.5in" style:auto-text-indent="false"/>
      <style:text-properties fo:language="en" fo:country="GB"/>
    </style:style>
    <style:style style:name="P25" style:family="paragraph" style:parent-style-name="Standard">
      <style:paragraph-properties fo:margin-left="0.6772in" fo:margin-right="0in" fo:text-indent="0in" style:auto-text-indent="false">
        <style:tab-stops>
          <style:tab-stop style:position="0.6772in"/>
        </style:tab-stops>
      </style:paragraph-properties>
    </style:style>
    <style:style style:name="P26" style:family="paragraph" style:parent-style-name="Heading_20_1" style:master-page-name="First_20_Page">
      <style:paragraph-properties style:page-number="auto"/>
    </style:style>
    <style:style style:name="P27" style:family="paragraph" style:parent-style-name="List_20_Paragraph" style:list-style-name="WW8Num26">
      <style:paragraph-properties fo:margin-left="0.5in" fo:margin-right="0in" fo:text-indent="-0.25in" style:auto-text-indent="false"/>
      <style:text-properties fo:language="en" fo:country="GB"/>
    </style:style>
    <style:style style:name="P28"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29"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30" style:family="paragraph" style:parent-style-name="List_20_Paragraph" style:list-style-name="WW8Num20">
      <style:paragraph-properties fo:margin-left="0.5in" fo:margin-right="0in" fo:text-indent="-0.25in" style:auto-text-indent="false"/>
      <style:text-properties fo:language="en" fo:country="GB"/>
    </style:style>
    <style:style style:name="P31"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32"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33" style:family="paragraph" style:parent-style-name="List_20_Paragraph" style:list-style-name="WW8Num10">
      <style:paragraph-properties fo:margin-left="0.5in" fo:margin-right="0in" fo:text-indent="-0.25in" style:auto-text-indent="false"/>
      <style:text-properties fo:language="en" fo:country="GB"/>
    </style:style>
    <style:style style:name="P34" style:family="paragraph" style:parent-style-name="List_20_Paragraph" style:list-style-name="WW8Num4">
      <style:paragraph-properties fo:margin-left="0.5in" fo:margin-right="0in" fo:text-indent="-0.25in" style:auto-text-indent="false"/>
      <style:text-properties fo:language="en" fo:country="GB"/>
    </style:style>
    <style:style style:name="P35" style:family="paragraph" style:parent-style-name="List_20_Paragraph" style:list-style-name="WW8Num12">
      <style:paragraph-properties fo:margin-left="0.5in" fo:margin-right="0in" fo:text-indent="-0.25in" style:auto-text-indent="false"/>
      <style:text-properties fo:language="en" fo:country="GB"/>
    </style:style>
    <style:style style:name="P36" style:family="paragraph" style:parent-style-name="List_20_Paragraph" style:list-style-name="WW8Num6">
      <style:paragraph-properties fo:margin-left="0.5in" fo:margin-right="0in" fo:text-indent="-0.25in" style:auto-text-indent="false"/>
      <style:text-properties fo:language="en" fo:country="GB"/>
    </style:style>
    <style:style style:name="P37" style:family="paragraph" style:parent-style-name="List_20_Paragraph" style:list-style-name="WW8Num26">
      <style:paragraph-properties fo:margin-left="0.5in" fo:margin-right="0in" fo:text-align="start" style:justify-single-word="false" fo:text-indent="-0.25in" style:auto-text-indent="false"/>
    </style:style>
    <style:style style:name="P38" style:family="paragraph" style:parent-style-name="List_20_Paragraph" style:list-style-name="WW8Num26">
      <style:paragraph-properties fo:margin-left="0.5in" fo:margin-right="0in" fo:text-indent="-0.25in" style:auto-text-indent="false"/>
    </style:style>
    <style:style style:name="P39" style:family="paragraph" style:parent-style-name="List_20_Paragraph" style:list-style-name="WW8Num20">
      <style:paragraph-properties fo:margin-left="0.5in" fo:margin-right="0in" fo:text-align="justify" style:justify-single-word="false" fo:text-indent="-0.25in" style:auto-text-indent="false"/>
    </style:style>
    <style:style style:name="P40" style:family="paragraph" style:parent-style-name="List_20_Paragraph" style:list-style-name="WW8Num6">
      <style:paragraph-properties fo:margin-left="0.5in" fo:margin-right="0in" fo:text-indent="-0.25in" style:auto-text-indent="false"/>
    </style:style>
    <style:style style:name="P41" style:family="paragraph" style:parent-style-name="List_20_Paragraph" style:list-style-name="WW8Num10">
      <style:paragraph-properties fo:margin-left="0.4925in" fo:margin-right="0in" fo:text-indent="-0.25in" style:auto-text-indent="false"/>
    </style:style>
    <style:style style:name="P42"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P43" style:family="paragraph" style:parent-style-name="Text_20_body" style:list-style-name="List_20_1"/>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paragraph-properties fo:text-align="start" style:justify-single-word="false"/>
      <style:text-properties fo:language="en" fo:country="GB" style:language-asian="zxx" style:country-asian="none"/>
    </style:style>
    <style:style style:name="P47" style:family="paragraph" style:parent-style-name="Text_20_body">
      <style:paragraph-properties fo:text-align="center" style:justify-single-word="false"/>
      <style:text-properties fo:language="en" fo:country="GB" style:language-asian="zxx" style:country-asian="none"/>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1">
      <style:paragraph-properties fo:margin-top="0in" fo:margin-bottom="0in"/>
    </style:style>
    <style:style style:name="P55" style:family="paragraph" style:parent-style-name="Text_20_body" style:list-style-name="L2">
      <style:paragraph-properties fo:margin-top="0in" fo:margin-bottom="0in"/>
    </style:style>
    <style:style style:name="P56" style:family="paragraph" style:parent-style-name="Text_20_body" style:list-style-name="L3">
      <style:paragraph-properties fo:margin-top="0in" fo:margin-bottom="0in"/>
    </style:style>
    <style:style style:name="P57" style:family="paragraph" style:parent-style-name="Text_20_body" style:list-style-name="L5">
      <style:paragraph-properties fo:margin-top="0in" fo:margin-bottom="0in"/>
    </style:style>
    <style:style style:name="P58" style:family="paragraph" style:parent-style-name="Text_20_body" style:list-style-name="L6">
      <style:paragraph-properties fo:margin-top="0in" fo:margin-bottom="0in"/>
    </style:style>
    <style:style style:name="P59" style:family="paragraph" style:parent-style-name="Text_20_body" style:list-style-name="L8">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fo:font-weight="bold" style:font-style-asian="italic" style:font-weight-asian="bold" style:font-weight-complex="bold"/>
    </style:style>
    <style:style style:name="T12" style:family="text">
      <style:text-properties fo:language="zxx" fo:country="none" style:language-asian="zxx"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7095752" text:style-name="List_20_1">
        <text:list-item>
          <text:p text:style-name="P43"><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43"><text:span text:style-name="Strong_20_Emphasis">Calendar collection</text:span>: a container for events (or other calendaring items such as tasks and journal entries). When we use the term "Calendar" we mean calendar collection. </text:p>
        </text:list-item>
        <text:list-item>
          <text:p text:style-name="P43"><text:span text:style-name="Strong_20_Emphasis">Folder</text:span>: a container for calendar collections (only). </text:p>
        </text:list-item>
        <text:list-item>
          <text:p text:style-name="P43"><text:span text:style-name="Strong_20_Emphasis">Category</text:span>: an iCalendar (RFC-2445) property used to tag events. Categories are maintained by superusers and calendar suite owners. </text:p>
        </text:list-item>
        <text:list-item>
          <text:p text:style-name="P43"><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43"><text:soft-page-break/><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43"><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43"><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43"><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text:soft-page-break/>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text:soft-page-break/>If the system is configured to do so in the configuration properties files, locations, contacts 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5"><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7096776" text:style-name="L1">
          <text:list-item>
            <text:p text:style-name="P54">Follow the instructions in chapter 3.2 for setting up your build environment. </text:p>
          </text:list-item>
          <text:list-item>
            <text:p text:style-name="P54">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54">Copy a template directory for use with the new calendar suite from an existing one, and name it with the name given the calendar suite. E.g. copy bedework/deployment/webpublic/webapp/resources/demoskins/MainCampus as ....demoskins/MyDept </text:p>
          </text:list-item>
          <text:list-item>
            <text:p text:style-name="P44">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37115827" text:style-name="L2">
          <text:list-item>
            <text:p text:style-name="P55"><text:soft-page-break/>Create an admin group from which to hang the Calendar Suite: </text:p>
            <text:list>
              <text:list-item>
                <text:p text:style-name="P55">Log into the Bedework Admin Client as a superuser. </text:p>
              </text:list-item>
              <text:list-item>
                <text:p text:style-name="P55">Select the "Users" tab. </text:p>
              </text:list-item>
              <text:list-item>
                <text:p text:style-name="P55">Select "Manage admin groups" </text:p>
              </text:list-item>
              <text:list-item>
                <text:p text:style-name="P55">Click the button "Add a new group" </text:p>
              </text:list-item>
              <text:list-item>
                <text:p text:style-name="P55">Set the group's properties: </text:p>
                <text:list>
                  <text:list-item>
                    <text:p text:style-name="P55">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55">Description: provide a reasonable description for the group, e.g. "calendar suite for MyDept" </text:p>
                  </text:list-item>
                  <text:list-item>
                    <text:p text:style-name="P55">Group owner: a userid, probably of the main contact point for the group; this field is only informational </text:p>
                  </text:list-item>
                  <text:list-item>
                    <text:p text:style-name="P55">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55">Add the calendar suite </text:p>
            <text:list>
              <text:list-item>
                <text:p text:style-name="P55">Select the "System" tab. </text:p>
              </text:list-item>
              <text:list-item>
                <text:p text:style-name="P55">Select "Manage Calendar Suites" </text:p>
              </text:list-item>
              <text:list-item>
                <text:p text:style-name="P55">Click the button "Add Calendar Suite" </text:p>
              </text:list-item>
              <text:list-item>
                <text:p text:style-name="P55">Set the Calendar Suite's properties: </text:p>
                <text:list>
                  <text:list-item>
                    <text:p text:style-name="P55">Name: this is the calendar suite name you defined in myconfig.properties, e.g. if you defined org.bedework.app.MyDept.cal.suite=MyDept, use "MyDept". </text:p>
                  </text:list-item>
                  <text:list-item>
                    <text:p text:style-name="P55">Group: this is the name of the group you defined in step 1, e.g. "CalSuite-MyDept". </text:p>
                  </text:list-item>
                  <text:list-item>
                    <text:p text:style-name="P45">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p text:style-name="Text_20_body"/>
      <text:p text:style-name="Text_20_body">The administrative web client is the control center for managing public events. <text:s/><text:span text:style-name="T8">When logged in you are presented with the main menu tab view that will look like this: </text:span></text:p>
      <text:p text:style-name="P4"/>
      <text:p text:style-name="P4"><draw:frame draw:style-name="fr5" draw:name="graphics20" text:anchor-type="as-char" svg:width="6.5209in" svg:height="5.552in" draw:z-index="22"><draw:image xlink:href="Pictures/1000000000000272000002154BA8524D.png" xlink:type="simple" xlink:show="embed" xlink:actuate="onLoad"/></draw:frame></text:p>
      <text:p text:style-name="P46">for a typical event administrator, and like this:</text:p>
      <text:p text:style-name="P47"><text:soft-page-break/><draw:frame draw:style-name="fr5" draw:name="graphics19" text:anchor-type="as-char" svg:width="4.3319in" svg:height="3.3374in" draw:z-index="23"><draw:image xlink:href="Pictures/10000000000001E800000178E632B156.png" xlink:type="simple" xlink:show="embed" xlink:actuate="onLoad"/></draw:frame></text:p>
      <text:p text:style-name="P46">for a super user.</text:p>
      <text:p text:style-name="P8">Creating events</text:p>
      <text:list xml:id="list37124977" text:style-name="WW8Num26">
        <text:list-item>
          <text:p text:style-name="P27">Select the “Add Event” link under the “main menu” tab.</text:p>
        </text:list-item>
        <text:list-item>
          <text:p text:style-name="P27">Type in a title for the event.</text:p>
        </text:list-item>
        <text:list-item>
          <text:p text:style-name="P27">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27">Select “all day” if this is an all day event. Select floating if you don’t want to be restricted by time zones. Or if you want to enter a specific start and end time for your event follow step 5.</text:p>
        </text:list-item>
        <text:list-item>
          <text:p text:style-name="P37"><text:span text:style-name="T8">Select the </text:span><text:span text:style-name="T12"><draw:frame draw:style-name="fr6" draw:name="graphics12" text:anchor-type="as-char" svg:width="0.1665in" svg:height="0.1563in" draw:z-index="24"><draw:image xlink:href="Pictures/10000000000000100000000F11F9873B.png" xlink:type="simple" xlink:show="embed" xlink:actuate="onLoad"/></draw:frame></text:span><text:span text:style-name="T8"> icon and select a start date for the event.<text:line-break/><text:line-break/></text:span><text:span text:style-name="T8"><draw:frame draw:style-name="fr7" draw:name="graphics21" text:anchor-type="as-char" svg:width="4in" svg:height="2.1563in" draw:z-index="27"><draw:image xlink:href="Pictures/1000000000000180000000CFEB972991.png" xlink:type="simple" xlink:show="embed" xlink:actuate="onLoad"/></draw:frame></text:span></text:p>
        </text:list-item>
      </text:list>
      <text:p text:style-name="P6"><text:soft-page-break/></text:p>
      <text:list xml:id="list37118483" text:continue-numbering="true" text:style-name="WW8Num26">
        <text:list-item>
          <text:p text:style-name="P27">Select a start time</text:p>
        </text:list-item>
        <text:list-item>
          <text:p text:style-name="P38"><text:span text:style-name="T8">Select the </text:span><text:span text:style-name="T12"><draw:frame draw:style-name="fr6" draw:name="graphics14" text:anchor-type="as-char" svg:width="0.1665in" svg:height="0.1563in" draw:z-index="28"><draw:image xlink:href="Pictures/10000000000000100000000F11F9873B.png" xlink:type="simple" xlink:show="embed" xlink:actuate="onLoad"/></draw:frame></text:span><text:span text:style-name="T8"> icon and select an end date for the event</text:span></text:p>
        </text:list-item>
        <text:list-item>
          <text:p text:style-name="P27">Select an end time or duration. <text:s/>Or select the “this event has no duration or end date” radio button if the event has none. </text:p>
        </text:list-item>
        <text:list-item>
          <text:p text:style-name="P27">Under recurrence leave at “this event does not recur”. See the next section for recurring events.</text:p>
        </text:list-item>
        <text:list-item>
          <text:p text:style-name="P27">Leave the event status as “confirmed”. Or if the event will change, select “tentative”. <text:s/>If an event has been cancelled, select “cancelled” - this will display a cancellation notice in the event title in calendar suites and data feeds.</text:p>
        </text:list-item>
        <text:list-item>
          <text:p text:style-name="P27">Enter more details about the event in the description.</text:p>
        </text:list-item>
        <text:list-item>
          <text:p text:style-name="P27">Enter a cost for the event (optional).</text:p>
        </text:list-item>
        <text:list-item>
          <text:p text:style-name="P27">Enter a URL for the event, if you have a website with more information about it (optional).</text:p>
        </text:list-item>
        <text:list-item>
          <text:p text:style-name="P27">You can add an image to the event (optional).</text:p>
        </text:list-item>
        <text:list-item>
          <text:p text:style-name="P27">Select a location for the event. For a more comprehensive list of locations, select the “all” radio button. <text:s/>The preferred listing will display the locations you've already used.</text:p>
        </text:list-item>
        <text:list-item>
          <text:p text:style-name="P27">Select a contact for the event. For a more comprehensive list of contacts, select the “all” radio button. <text:s/>The preferred listing will display the contacts you've already used.</text:p>
        </text:list-item>
        <text:list-item>
          <text:p text:style-name="P27">Select the topical area(s) with which you want to tag the events</text:p>
        </text:list-item>
      </text:list>
      <text:p text:style-name="P16"/>
      <text:p text:style-name="P16"/>
      <text:p text:style-name="P19"><draw:frame draw:style-name="fr8" draw:name="graphics15" text:anchor-type="as-char" svg:width="3.4665in" svg:height="2.1437in" draw:z-index="29"><draw:image xlink:href="Pictures/100000000000040000000300199073E0.png" xlink:type="simple" xlink:show="embed" xlink:actuate="onLoad"/></draw:frame></text:p>
      <text:list xml:id="list37126543" text:continue-numbering="true" text:style-name="WW8Num26">
        <text:list-item>
          <text:p text:style-name="P27">Select the “add event” button</text:p>
        </text:list-item>
      </text:list>
      <text:p text:style-name="P6"/>
      <text:p text:style-name="P8">To create a recurring event</text:p>
      <text:list xml:id="list37108426" text:style-name="WW8Num20">
        <text:list-item>
          <text:p text:style-name="P28">Follow steps 1-8 above</text:p>
        </text:list-item>
        <text:list-item>
          <text:p text:style-name="P28">Select <text:s/>“event recurs”</text:p>
        </text:list-item>
        <text:list-item>
          <text:p text:style-name="P28">Select how often the event recurs under frequency... for example if the event recurs every month, select the “monthly” radio button</text:p>
        </text:list-item>
        <text:list-item>
          <text:p text:style-name="P39"><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39"><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28">If you want the event recurring every other month type in 2 under the “interval” label or any interval of your choice.</text:p>
        </text:list-item>
        <text:list-item>
          <text:p text:style-name="P28">You can specify how you would like the event to recur. For example, if you want the event to recur on the first Monday and Tuesday of the month and also on the last Monday and Tuesday,</text:p>
        </text:list-item>
      </text:list>
      <text:p text:style-name="P21"><draw:frame draw:style-name="fr9" draw:name="graphics16" text:anchor-type="as-char" svg:width="4.6181in" svg:height="1.5118in" draw:z-index="30"><draw:image xlink:href="Pictures/10000000000004000000030031EFD3A4.png" xlink:type="simple" xlink:show="embed" xlink:actuate="onLoad"/></draw:frame></text:p>
      <text:p text:style-name="P24">select as shown in the diagram.</text:p>
      <text:list xml:id="list37105098" text:continue-numbering="true" text:style-name="WW8Num20">
        <text:list-item>
          <text:p text:style-name="P30">You can also create exceptions for your recurring events. For example, if there is a public holiday on a Monday you have designated your event to recur. Create an exception by selecting a date and time under the “Recurrence and exception dates” field and select the “add exception” button.</text:p>
        </text:list-item>
      </text:list>
      <text:p text:style-name="P19"><draw:frame draw:style-name="fr5" draw:name="graphics13" text:anchor-type="as-char" svg:width="4.0209in" svg:height="2.0311in" draw:z-index="31"><draw:image xlink:href="Pictures/1000000000000182000000C35CB5B710.png" xlink:type="simple" xlink:show="embed" xlink:actuate="onLoad"/></draw:frame></text:p>
      <text:p text:style-name="P25"><text:span text:style-name="T10">Note: the time you enter for the exception must be the same as the start time for the event. </text:span><text:span text:style-name="T11">Deleting a recurrence instance of an event also creates an exception. </text:span><text:span text:style-name="T10">See section on editing/ deleting events.</text:span></text:p>
      <text:list xml:id="list37117552" text:continue-numbering="true" text:style-name="WW8Num20">
        <text:list-item>
          <text:p text:style-name="P31">You can also create one-off recurrences for the event. Select a date under the “recurrence and exception dates” field and select the “add recurrence” button.</text:p>
        </text:list-item>
        <text:list-item>
          <text:p text:style-name="P31">Follow steps 10-18 above to add the event.</text:p>
        </text:list-item>
      </text:list>
      <text:p text:style-name="P12"><text:soft-page-break/></text:p>
      <text:p text:style-name="P10">To Edit/delete an event</text:p>
      <text:list xml:id="list37103427" text:style-name="WW8Num16">
        <text:list-item>
          <text:p text:style-name="P32">Select the “manage events” link under main menu. Alternatively you can search for the event by typing the event name under the “event search” label in the main menu.</text:p>
        </text:list-item>
      </text:list>
      <text:p text:style-name="P18"/>
      <text:p text:style-name="P20"><draw:frame draw:style-name="fr10" draw:name="graphics18" text:anchor-type="as-char" svg:width="5.3728in" svg:height="3.0709in" draw:z-index="32"><draw:image xlink:href="Pictures/100002010000030D000001C58F8D2082.png" xlink:type="simple" xlink:show="embed" xlink:actuate="onLoad"/></draw:frame></text:p>
      <text:list xml:id="list37121542" text:continue-numbering="true" text:style-name="WW8Num16">
        <text:list-item>
          <text:p text:style-name="P32">You can show all events or active events or you can filter events by selecting a category.</text:p>
        </text:list-item>
        <text:list-item>
          <text:p text:style-name="P32">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32">When you are done with your changes select the “update event” button.</text:p>
          <text:p text:style-name="P32"/>
        </text:list-item>
      </text:list>
      <text:h text:style-name="Heading_20_4" text:outline-level="4">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4" text:outline-level="4">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3"><text:soft-page-break/><draw:frame draw:style-name="fr11" draw:name="Object 1" text:anchor-type="as-char" svg:width="6.4972in" svg:height="4.1484in" draw:z-index="11"><draw:image xlink:href="Pictures/10000201000003C200000262C624E7AA.png" xlink:type="simple" xlink:show="embed" xlink:actuate="onLoad"/></draw:frame></text:p>
      <text:p text:style-name="P6"/>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9">To add an event</text:p>
      <text:list xml:id="list37117621" text:style-name="WW8Num10">
        <text:list-item>
          <text:p text:style-name="P41">Type in a title for the event</text:p>
        </text:list-item>
        <text:list-item>
          <text:p text:style-name="P41">Select “all day” if this is an all day event. Or if you want to enter a specific start and end time for your event follow step 3.</text:p>
        </text:list-item>
        <text:list-item>
          <text:p text:style-name="P41"><text:span text:style-name="T8">Select the </text:span><text:span text:style-name="T12"><draw:frame draw:style-name="fr6" draw:name="Picture 12" text:anchor-type="as-char" svg:width="0.1665in" svg:height="0.1563in" draw:z-index="12"><draw:image xlink:href="Pictures/10000000000000100000000F11F9873B.png" xlink:type="simple" xlink:show="embed" xlink:actuate="onLoad"/></draw:frame></text:span><text:span text:style-name="T8"> icon and select a start date for the event</text:span></text:p>
        </text:list-item>
        <text:list-item>
          <text:p text:style-name="P41">Select a start time</text:p>
        </text:list-item>
        <text:list-item>
          <text:p text:style-name="P41"><text:span text:style-name="T8">Select the </text:span><text:span text:style-name="T12"><draw:frame draw:style-name="fr6" draw:name="graphics11" text:anchor-type="as-char" svg:width="0.1665in" svg:height="0.1563in" draw:z-index="13"><draw:image xlink:href="Pictures/10000000000000100000000F11F9873B.png" xlink:type="simple" xlink:show="embed" xlink:actuate="onLoad"/></draw:frame></text:span><text:span text:style-name="T8"> icon and select an end date for the event</text:span></text:p>
        </text:list-item>
        <text:list-item>
          <text:p text:style-name="P41">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41">Leave the event status as “confirmed”. Or if the event will change, select “tentative”.</text:p>
        </text:list-item>
        <text:list-item>
          <text:p text:style-name="P41"><text:soft-page-break/>Enter more details about the event in the description.</text:p>
        </text:list-item>
        <text:list-item>
          <text:p text:style-name="P41">Enter a cost for the event (optional).</text:p>
        </text:list-item>
        <text:list-item>
          <text:p text:style-name="P41">Enter a URL for the event, if you have a website with more information about the event (optional).</text:p>
        </text:list-item>
        <text:list-item>
          <text:p text:style-name="P41">You can add an image to the event (optional).</text:p>
        </text:list-item>
        <text:list-item>
          <text:p text:style-name="P41">Select the “Next “ link</text:p>
        </text:list-item>
      </text:list>
      <text:p text:style-name="P17"/>
      <text:p text:style-name="P13"><draw:frame draw:style-name="fr12" draw:name="Picture 1" text:anchor-type="as-char" svg:width="5.4827in" svg:height="2.9673in" draw:z-index="14"><draw:image xlink:href="Pictures/1000000000000400000003006D08DFC3.png" xlink:type="simple" xlink:show="embed" xlink:actuate="onLoad"/></draw:frame></text:p>
      <text:p text:style-name="P7"/>
      <text:p text:style-name="P14"><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7"/>
      <text:list xml:id="list37115774" text:continue-numbering="true" text:style-name="WW8Num10">
        <text:list-item>
          <text:p text:style-name="P41"><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29">Select the “next” link. You can select the “previous” link to edit the information on the previous page</text:p>
          <text:p text:style-name="P42"/>
        </text:list-item>
      </text:list>
      <text:p text:style-name="P13"><text:soft-page-break/><draw:frame draw:style-name="fr13" draw:name="Picture 4" text:anchor-type="as-char" svg:width="6.4957in" svg:height="3.0075in" draw:z-index="15"><draw:image xlink:href="Pictures/100000000000040000000300650D005A.png" xlink:type="simple" xlink:show="embed" xlink:actuate="onLoad"/></draw:frame></text:p>
      <text:p text:style-name="P11"/>
      <text:list xml:id="list37101003" text:continue-numbering="true" text:style-name="WW8Num10">
        <text:list-item>
          <text:p text:style-name="P41"><text:span text:style-name="T8">Select a contact</text:span><text:span text:style-name="T8">. Or you can suggest a new contact by entering the information in the “Organisation Name” field, you can also fill out the optional fields. New contacts you enter here needs to be approved by a user with administrative rights for the calendar suite.</text:span></text:p>
        </text:list-item>
        <text:list-item>
          <text:p text:style-name="P29">Select the “next” link</text:p>
        </text:list-item>
      </text:list>
      <text:p text:style-name="P17"/>
      <text:p text:style-name="P15"><draw:frame draw:style-name="fr14" draw:name="Picture 7" text:anchor-type="as-char" svg:width="6.4957in" svg:height="2.7516in" draw:z-index="16"><draw:image xlink:href="Pictures/100000000000040000000300988A7D8F.png" xlink:type="simple" xlink:show="embed" xlink:actuate="onLoad"/></draw:frame></text:p>
      <text:p text:style-name="P15"/>
      <text:p text:style-name="P15"/>
      <text:list xml:id="list37102472" text:continue-numbering="true" text:style-name="WW8Num10">
        <text:list-item>
          <text:p text:style-name="P33">Select <text:s/>the topical areas for the event</text:p>
        </text:list-item>
      </text:list>
      <text:p text:style-name="P11"/>
      <text:p text:style-name="P13"><text:soft-page-break/><draw:frame draw:style-name="fr15" draw:name="Picture 10" text:anchor-type="as-char" svg:width="6.4957in" svg:height="2.3118in" draw:z-index="17"><draw:image xlink:href="Pictures/1000000000000400000003009AB72480.png" xlink:type="simple" xlink:show="embed" xlink:actuate="onLoad"/></draw:frame></text:p>
      <text:p text:style-name="P6"/>
      <text:list xml:id="list37103873" text:continue-numbering="true" text:style-name="WW8Num10">
        <text:list-item>
          <text:p text:style-name="P41">Alternatively you can enter the event type if none of the topical areas fit the type of event you are submitting</text:p>
        </text:list-item>
      </text:list>
      <text:p text:style-name="P11"/>
      <text:p text:style-name="P13"><draw:frame draw:style-name="fr16" draw:name="Picture 13" text:anchor-type="as-char" svg:width="6.4957in" svg:height="1.6555in" draw:z-index="18"><draw:image xlink:href="Pictures/10000000000004000000030089E2B4B2.png" xlink:type="simple" xlink:show="embed" xlink:actuate="onLoad"/></draw:frame></text:p>
      <text:p text:style-name="P6"/>
      <text:list xml:id="list37107268" text:continue-numbering="true" text:style-name="WW8Num10">
        <text:list-item>
          <text:p text:style-name="P41">Select the “ next” link</text:p>
        </text:list-item>
        <text:list-item>
          <text:p text:style-name="P41">Enter your email address</text:p>
        </text:list-item>
        <text:list-item>
          <text:p text:style-name="P41">Enter additional notes or instructions for the event. For example, you can request that the administrator book a room for the event.</text:p>
        </text:list-item>
        <text:list-item>
          <text:p text:style-name="P41">Select the “Submit for Approval” button to submit the event or select the “cancel” button to cancel the event.</text:p>
        </text:list-item>
      </text:list>
      <text:p text:style-name="P13"><text:soft-page-break/><draw:frame draw:style-name="fr17" draw:name="Picture 16" text:anchor-type="as-char" svg:width="6.4957in" svg:height="2.6799in" draw:z-index="25"><draw:image xlink:href="Pictures/1000000000000400000003002748542B.png" xlink:type="simple" xlink:show="embed" xlink:actuate="onLoad"/></draw:frame></text:p>
      <text:p text:style-name="P11"/>
      <text:p text:style-name="P6">You can view the status of the events you submit for approval.</text:p>
      <text:p text:style-name="P6"/>
      <text:p text:style-name="P14"><text:span text:style-name="T9">To </text:span><text:span text:style-name="T9">view the status of an event</text:span></text:p>
      <text:list xml:id="list37123728" text:style-name="WW8Num4">
        <text:list-item>
          <text:p text:style-name="P34">Select the “My Pending Events” tab</text:p>
        </text:list-item>
      </text:list>
      <text:p text:style-name="P22"/>
      <text:p text:style-name="P23"><draw:frame draw:style-name="fr18" draw:name="Picture 19" text:anchor-type="as-char" svg:width="6.4957in" svg:height="2.6075in" draw:z-index="26"><draw:image xlink:href="Pictures/1000000000000400000003005BEAC879.png" xlink:type="simple" xlink:show="embed" xlink:actuate="onLoad"/></draw:frame></text:p>
      <text:p text:style-name="P23"/>
      <text:p text:style-name="P6">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6"/>
      <text:p text:style-name="P6">To administer a submitted event</text:p>
      <text:list xml:id="list37113031" text:style-name="WW8Num12">
        <text:list-item>
          <text:p text:style-name="P35">Login the administrative client</text:p>
        </text:list-item>
        <text:list-item>
          <text:p text:style-name="P35">Select <text:s/>the “Pending Events” tab</text:p>
        </text:list-item>
      </text:list>
      <text:p text:style-name="P16"/>
      <text:p text:style-name="P19"><text:soft-page-break/><draw:frame draw:style-name="fr19" draw:name="Picture 22" text:anchor-type="as-char" svg:width="4.2772in" svg:height="2.3437in" draw:z-index="19"><draw:image xlink:href="Pictures/10000000000004000000030022C9DAF9.png" xlink:type="simple" xlink:show="embed" xlink:actuate="onLoad"/></draw:frame></text:p>
      <text:list xml:id="list37118626" text:continue-numbering="true" text:style-name="WW8Num12">
        <text:list-item>
          <text:p text:style-name="P35">Select the event title link under the “title” column</text:p>
        </text:list-item>
      </text:list>
      <text:p text:style-name="P16"/>
      <text:p text:style-name="P19"><draw:frame draw:style-name="fr20" draw:name="Object 2" text:anchor-type="as-char" svg:width="5.3728in" svg:height="3.1555in" draw:z-index="20"><draw:image xlink:href="Pictures/100002010000031A000001C844E9A97A.png" xlink:type="simple" xlink:show="embed" xlink:actuate="onLoad"/></draw:frame></text:p>
      <text:p text:style-name="P6"/>
      <text:p text:style-name="P6">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6"/>
      <text:list xml:id="list37099003" text:style-name="WW8Num6">
        <text:list-item>
          <text:p text:style-name="P40"><text:span text:style-name="T8">To claim the </text:span><text:span text:style-name="T8">event, select the “Claim Event” button.</text:span></text:p>
        </text:list-item>
        <text:list-item>
          <text:p text:style-name="P40"><text:span text:style-name="T8">To </text:span><text:span text:style-name="T8">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36">If your set up includes more than one calendar or your are logged in as a super-user, you will need to select a calendar to publish the event. If you follow the single calendar model, this would typically be the “cals/MainCal”</text:p>
        </text:list-item>
      </text:list>
      <text:p text:style-name="P22"><text:soft-page-break/></text:p>
      <text:p text:style-name="P23"><draw:frame draw:style-name="fr21" draw:name="Picture 28" text:anchor-type="as-char" svg:width="6.4957in" svg:height="1.8874in" draw:z-index="21"><draw:image xlink:href="Pictures/100000000000040000000300F5DD918A.png" xlink:type="simple" xlink:show="embed" xlink:actuate="onLoad"/></draw:frame></text:p>
      <text:p text:style-name="P6"/>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text:soft-page-break/>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7099662" text:style-name="L3">
        <text:list-item>
          <text:p text:style-name="P56">Default: return a list of events from today through a specified number of days (e.g. RSS or agenda view); if no duration is supplied, return the next seven days. </text:p>
        </text:list-item>
        <text:list-item>
          <text:p text:style-name="P48">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37094581" text:style-name="L4">
        <text:list-item>
          <text:p text:style-name="P49">days=n (number of days to display forward from "today"; default is seven days.) </text:p>
        </text:list-item>
      </text:list>
      <text:p text:style-name="Quotations">or </text:p>
      <text:list xml:id="list37111663" text:style-name="L5">
        <text:list-item>
          <text:p text:style-name="P57">start=yyyy-mm-dd (start date) </text:p>
        </text:list-item>
        <text:list-item>
          <text:p text:style-name="P50">end=yyyy-mm-dd (end date - exclusive. <text:span text:style-name="T6">Optional</text:span> - if unspecified, the default duration <text:soft-page-break/>of seven days from the start date will be displayed.) </text:p>
        </text:list-item>
      </text:list>
      <text:p text:style-name="Text_20_body">Filters: </text:p>
      <text:list xml:id="list37122084" text:style-name="L6">
        <text:list-item>
          <text:p text:style-name="P58">catuid=<text:span text:style-name="T6">categoryid</text:span> (filter by a category) </text:p>
        </text:list-item>
        <text:list-item>
          <text:p text:style-name="P58">catuid=<text:span text:style-name="T6">categoryid</text:span>&amp;catuid=<text:span text:style-name="T6">othercategoryid</text:span> (filter by more than one category) </text:p>
        </text:list-item>
        <text:list-item>
          <text:p text:style-name="P58">cat=<text:span text:style-name="T6">catname</text:span> (filter by a category name (less exact)) </text:p>
        </text:list-item>
        <text:list-item>
          <text:p text:style-name="P58">cat=<text:span text:style-name="T6">catname</text:span>&amp;cat=<text:span text:style-name="T6">othercatname</text:span> (filter by more than one category name) </text:p>
        </text:list-item>
        <text:list-item>
          <text:p text:style-name="P51">creator=<text:span text:style-name="T6">creatorid</text:span> (filter by creator, e.g. <text:span text:style-name="T6">agrp_Somegroup</text:span>) </text:p>
        </text:list-item>
      </text:list>
      <text:p text:style-name="Text_20_body">Format:</text:p>
      <text:list xml:id="list37113867" text:style-name="L7">
        <text:list-item>
          <text:p text:style-name="P52">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oft-page-break/><text:span text:style-name="T1">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span text:style-name="Strong_20_Emphasis"><text:span text:style-name="T1">http://www.bedework.org/trac/bedework/wiki/BedeworkManual/v3.5/DesignGuide/jsonFeeds</text:span></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text:soft-pag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37116983" text:style-name="L8">
        <text:list-item>
          <text:p text:style-name="P59">name - name of the x-property, e.g. X-MYUNIVERSITY-GPSCOORDS </text:p>
        </text:list-item>
        <text:list-item>
          <text:p text:style-name="P59">params - series of key value pairs expressed in a 2-D array </text:p>
        </text:list-item>
        <text:list-item>
          <text:p text:style-name="P59">value - value of the x-property </text:p>
        </text:list-item>
        <text:list-item>
          <text:p text:style-name="P53">isUnique - true or false; if true, Bedework will only allow one x-property with this name. </text:p>
        </text:list-item>
      </text:list>
      <text:p text:style-name="Text_20_body"><text:soft-page-break/>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oft-page-break/><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8-14T17:00:59.84">Aug 14, 2009</text:date> <text:tab/><text:tab/>p.<text:page-number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69</meta:editing-cycles>
    <meta:editing-duration>PT62H44M16S</meta:editing-duration>
    <dc:title>BedeworkTemplate</dc:title>
    <meta:initial-creator>Arlen Johnson</meta:initial-creator>
    <dc:date>2009-08-14T17:00:59.71</dc:date>
    <dc:creator>Arlen Johnson</dc:creator>
    <meta:document-statistic meta:table-count="1" meta:image-count="32" meta:object-count="0" meta:page-count="29" meta:paragraph-count="328" meta:word-count="6044" meta:character-count="37711"/>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